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badi Extra Light" svg:font-family="Abadi Extra Light"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badi Extra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style>
    <style:style style:name="T2" style:parent-style-name="Standaardalinea-lettertype" style:family="text">
      <style:text-properties fo:font-weight="bold" style:font-weight-asian="bold" style:font-weight-complex="bold" fo:font-size="24pt" style:font-size-asian="24pt" style:font-size-complex="24pt" fo:language="en" fo:country="US"/>
    </style:style>
    <style:style style:name="T3" style:parent-style-name="Standaardalinea-lettertype" style:family="text">
      <style:text-properties fo:font-weight="bold" style:font-weight-asian="bold" style:font-weight-complex="bold" fo:font-size="24pt" style:font-size-asian="24pt" style:font-size-complex="24pt"/>
    </style:style>
    <style:style style:name="T4" style:parent-style-name="Standaardalinea-lettertype" style:family="text">
      <style:text-properties fo:font-weight="bold" style:font-weight-asian="bold" style:font-weight-complex="bold" fo:font-size="24pt" style:font-size-asian="24pt" style:font-size-complex="24pt"/>
    </style:style>
    <style:style style:name="T5" style:parent-style-name="Standaardalinea-lettertype" style:family="text">
      <style:text-properties fo:font-weight="bold" style:font-weight-asian="bold" style:font-weight-complex="bold"/>
    </style:style>
    <style:style style:name="T6" style:parent-style-name="Standaardalinea-lettertype" style:family="text">
      <style:text-properties fo:font-weight="bold" style:font-weight-asian="bold" style:font-weight-complex="bold"/>
    </style:style>
    <style:style style:name="T7" style:parent-style-name="Standaardalinea-lettertype" style:family="text">
      <style:text-properties style:font-name="Abadi Extra Light" style:font-name-complex="Courier New" fo:font-weight="bold" style:font-weight-asian="bold" style:font-weight-complex="bold" fo:font-size="12pt" style:font-size-asian="12pt" style:font-size-complex="12pt"/>
    </style:style>
    <style:style style:name="T8" style:parent-style-name="Standaardalinea-lettertype" style:family="text">
      <style:text-properties style:font-name="Abadi Extra Light" style:font-name-complex="Courier New" fo:font-weight="bold" style:font-weight-asian="bold" style:font-weight-complex="bold" fo:font-size="12pt" style:font-size-asian="12pt" style:font-size-complex="12pt"/>
    </style:style>
    <style:style style:name="T9" style:parent-style-name="Standaardalinea-lettertype" style:family="text">
      <style:text-properties style:font-name="Abadi Extra Light" style:font-name-complex="Courier New" fo:font-weight="bold" style:font-weight-asian="bold" style:font-weight-complex="bold" fo:font-size="12pt" style:font-size-asian="12pt" style:font-size-complex="12pt"/>
    </style:style>
    <style:style style:name="T10" style:parent-style-name="Standaardalinea-lettertype" style:family="text">
      <style:text-properties style:font-name="Courier New" style:font-name-complex="Courier New" fo:font-size="12pt" style:font-size-asian="12pt" style:font-size-complex="12pt"/>
    </style:style>
    <style:style style:name="T11" style:parent-style-name="Standaardalinea-lettertype" style:family="text">
      <style:text-properties fo:font-weight="bold" style:font-weight-asian="bold" style:font-weight-complex="bold"/>
    </style:style>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T14" style:parent-style-name="Standaardalinea-lettertype" style:family="text">
      <style:text-properties style:font-name="Abadi Extra Light" style:font-name-complex="Courier New" fo:font-weight="bold" style:font-weight-asian="bold" style:font-weight-complex="bold" fo:font-size="12pt" style:font-size-asian="12pt" style:font-size-complex="12pt"/>
    </style:style>
    <style:style style:name="P15"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16"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17"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18" style:parent-style-name="Geenafstand" style:family="paragraph">
      <style:text-properties style:font-name="Abadi Extra Light" style:font-name-complex="Courier New" fo:font-weight="bold" style:font-weight-asian="bold" style:font-weight-complex="bold" fo:font-size="12pt" style:font-size-asian="12pt" style:font-size-complex="12pt"/>
    </style:style>
    <style:style style:name="P19"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0"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1"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2"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3"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4" style:parent-style-name="Geenafstand" style:family="paragraph">
      <style:text-properties style:font-name="Abadi Extra Light" style:font-name-complex="Courier New" fo:font-weight="bold" style:font-weight-asian="bold" style:font-weight-complex="bold" fo:font-size="12pt" style:font-size-asian="12pt" style:font-size-complex="12pt"/>
    </style:style>
    <style:style style:name="P25" style:parent-style-name="Geenafstand" style:family="paragraph">
      <style:text-properties style:font-name="Abadi Extra Light" style:font-name-complex="Courier New" fo:font-weight="bold" style:font-weight-asian="bold" style:font-weight-complex="bold" fo:font-size="12pt" style:font-size-asian="12pt" style:font-size-complex="12pt"/>
    </style:style>
    <style:style style:name="P26"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7"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8"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29"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30"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31" style:parent-style-name="Geenafstand" style:family="paragraph">
      <style:text-properties style:font-name="Abadi Extra Light" style:font-name-complex="Courier New" fo:font-weight="bold" style:font-weight-asian="bold" style:font-weight-complex="bold" fo:font-size="12pt" style:font-size-asian="12pt" style:font-size-complex="12pt"/>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T34" style:parent-style-name="Standaardalinea-lettertype" style:family="text">
      <style:text-properties fo:font-weight="bold" style:font-weight-asian="bold" style:font-weight-complex="bold"/>
    </style:style>
    <style:style style:name="T35" style:parent-style-name="Standaardalinea-lettertype" style:family="text">
      <style:text-properties fo:font-weight="bold" style:font-weight-asian="bold" style:font-weight-complex="bold"/>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style:font-name="Abadi Extra Light" style:font-name-complex="Courier New" fo:font-weight="bold" style:font-weight-asian="bold" style:font-weight-complex="bold" fo:font-size="12pt" style:font-size-asian="12pt" style:font-size-complex="12pt"/>
    </style:style>
    <style:style style:name="P38"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39"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40"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41"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42" style:parent-style-name="Geenafstand" style:list-style-name="LFO1" style:family="paragraph">
      <style:text-properties style:font-name="Abadi Extra Light" style:font-name-complex="Courier New" fo:font-weight="bold" style:font-weight-asian="bold" style:font-weight-complex="bold" fo:font-size="12pt" style:font-size-asian="12pt" style:font-size-complex="12pt"/>
    </style:style>
    <style:style style:name="P43" style:parent-style-name="Geenafstand" style:family="paragraph">
      <style:text-properties style:font-name="Abadi Extra Light" style:font-name-complex="Courier New" fo:font-weight="bold" style:font-weight-asian="bold" style:font-weight-complex="bold" fo:font-size="12pt" style:font-size-asian="12pt" style:font-size-complex="12pt"/>
    </style:style>
    <style:style style:name="T44" style:parent-style-name="Standaardalinea-lettertype" style:family="text">
      <style:text-properties style:font-name-complex="Calibri" fo:font-weight="bold" style:font-weight-asian="bold" style:font-weight-complex="bold"/>
    </style:style>
    <style:style style:name="T45" style:parent-style-name="Standaardalinea-lettertype" style:family="text">
      <style:text-properties style:font-name-complex="Calibri" fo:font-weight="bold" style:font-weight-asian="bold" style:font-weight-complex="bold"/>
    </style:style>
    <style:style style:name="T46"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47"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48"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P49"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5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51"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T52" style:parent-style-name="Standaardalinea-lettertype" style:family="text">
      <style:text-properties style:font-name-complex="Calibri" fo:font-weight="bold" style:font-weight-asian="bold" style:font-weight-complex="bold"/>
    </style:style>
    <style:style style:name="T53" style:parent-style-name="Standaardalinea-lettertype" style:family="text">
      <style:text-properties style:font-name-complex="Calibri" fo:font-weight="bold" style:font-weight-asian="bold" style:font-weight-complex="bold"/>
    </style:style>
    <style:style style:name="T54"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55"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56"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P5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T58" style:parent-style-name="Standaardalinea-lettertype" style:family="text">
      <style:text-properties style:font-name-complex="Calibri" fo:font-weight="bold" style:font-weight-asian="bold" style:font-weight-complex="bold"/>
    </style:style>
    <style:style style:name="T59" style:parent-style-name="Standaardalinea-lettertype" style:family="text">
      <style:text-properties style:font-name-complex="Calibri" fo:font-weight="bold" style:font-weight-asian="bold" style:font-weight-complex="bold"/>
    </style:style>
    <style:style style:name="T60"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1"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2"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3"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4" style:parent-style-name="Standaardalinea-lettertype" style:family="text">
      <style:text-properties style:font-name-complex="Calibri" fo:font-weight="bold" style:font-weight-asian="bold" style:font-weight-complex="bold"/>
    </style:style>
    <style:style style:name="T65"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6"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67" style:parent-style-name="Standaardalinea-lettertype" style:family="text">
      <style:text-properties style:font-name-complex="Calibri" fo:font-weight="bold" style:font-weight-asian="bold" style:font-weight-complex="bold"/>
    </style:style>
    <style:style style:name="P68" style:parent-style-name="Geenafstand" style:family="paragraph">
      <style:text-properties style:font-name-complex="Calibri" fo:font-weight="bold" style:font-weight-asian="bold" style:font-weight-complex="bold"/>
    </style:style>
    <style:style style:name="P69"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7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71" style:parent-style-name="Geenafstand" style:family="paragraph">
      <style:text-properties style:font-name-complex="Calibri" fo:font-weight="bold" style:font-weight-asian="bold" style:font-weight-complex="bold"/>
    </style:style>
    <style:style style:name="P72"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73"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7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75"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76"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77"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78" style:parent-style-name="Geenafstand" style:family="paragraph">
      <style:text-properties style:font-name="Abadi Extra Light" style:font-name-complex="Calibri" fo:font-weight="bold" style:font-weight-asian="bold" style:font-weight-complex="bold"/>
    </style:style>
    <style:style style:name="P79" style:parent-style-name="Geenafstand" style:family="paragraph">
      <style:text-properties style:font-name-complex="Calibri" fo:font-weight="bold" style:font-weight-asian="bold" style:font-weight-complex="bold"/>
    </style:style>
    <style:style style:name="P8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81"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82"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fo:language="en" fo:country="US"/>
    </style:style>
    <style:style style:name="P83"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fo:language="en" fo:country="US"/>
    </style:style>
    <style:style style:name="P8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fo:language="en" fo:country="US"/>
    </style:style>
    <style:style style:name="P85"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fo:language="en" fo:country="US"/>
    </style:style>
    <style:style style:name="P86" style:parent-style-name="Geenafstand" style:family="paragraph">
      <style:text-properties style:font-name="Abadi Extra Light" style:font-name-complex="Calibri" fo:font-weight="bold" style:font-weight-asian="bold" style:font-weight-complex="bold" fo:font-size="12pt" style:font-size-asian="12pt" style:font-size-complex="12pt" fo:language="en" fo:country="US"/>
    </style:style>
    <style:style style:name="P8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88"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T89" style:parent-style-name="Standaardalinea-lettertype" style:family="text">
      <style:text-properties style:font-name-complex="Calibri" fo:font-weight="bold" style:font-weight-asian="bold" style:font-weight-complex="bold"/>
    </style:style>
    <style:style style:name="T90"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P91"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92" style:parent-style-name="Geenafstand" style:family="paragraph">
      <style:text-properties style:font-name-complex="Calibri" fo:font-weight="bold" style:font-weight-asian="bold" style:font-weight-complex="bold"/>
    </style:style>
    <style:style style:name="P93"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9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95"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96"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97"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98"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99" style:parent-style-name="Geenafstand" style:family="paragraph">
      <style:text-properties style:font-name-complex="Calibri" fo:font-weight="bold" style:font-weight-asian="bold" style:font-weight-complex="bold"/>
    </style:style>
    <style:style style:name="P10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01"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02"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03"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0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05"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06" style:parent-style-name="Geenafstand" style:family="paragraph">
      <style:text-properties style:font-name-complex="Calibri" fo:font-weight="bold" style:font-weight-asian="bold" style:font-weight-complex="bold"/>
    </style:style>
    <style:style style:name="P10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08"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09" style:parent-style-name="Geenafstand" style:family="paragraph">
      <style:text-properties style:font-name-complex="Calibri" fo:font-weight="bold" style:font-weight-asian="bold" style:font-weight-complex="bold"/>
    </style:style>
    <style:style style:name="P11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11"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12"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13"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1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15"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16"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1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18"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19"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2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21"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22"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23" style:parent-style-name="Geenafstand" style:family="paragraph">
      <style:text-properties style:font-name-complex="Calibri" fo:font-weight="bold" style:font-weight-asian="bold" style:font-weight-complex="bold"/>
    </style:style>
    <style:style style:name="P124"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25"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26"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27"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28"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29"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0" style:parent-style-name="Geenafstand" style:family="paragraph">
      <style:text-properties style:font-name-complex="Calibri" fo:font-weight="bold" style:font-weight-asian="bold" style:font-weight-complex="bold"/>
    </style:style>
    <style:style style:name="P131"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2"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33"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3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35"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6"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8"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39"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40"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41"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42" style:parent-style-name="Geenafstand" style:family="paragraph">
      <style:text-properties style:font-name-complex="Calibri" fo:font-weight="bold" style:font-weight-asian="bold" style:font-weight-complex="bold"/>
    </style:style>
    <style:style style:name="P143"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44"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45"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46" style:parent-style-name="Geenafstand" style:list-style-name="LFO1" style:family="paragraph">
      <style:text-properties style:font-name="Abadi Extra Light" style:font-name-complex="Calibri" fo:font-weight="bold" style:font-weight-asian="bold" style:font-weight-complex="bold" fo:font-size="12pt" style:font-size-asian="12pt" style:font-size-complex="12pt"/>
    </style:style>
    <style:style style:name="P147" style:parent-style-name="Geenafstand" style:family="paragraph">
      <style:text-properties style:font-name="Abadi Extra Light" style:font-name-complex="Calibri" fo:font-weight="bold" style:font-weight-asian="bold" style:font-weight-complex="bold" fo:font-size="12pt" style:font-size-asian="12pt" style:font-size-complex="12pt"/>
    </style:style>
    <style:style style:name="P148" style:parent-style-name="Geenafstand" style:family="paragraph">
      <style:text-properties style:font-name-complex="Calibri" fo:font-weight="bold" style:font-weight-asian="bold" style:font-weight-complex="bold"/>
    </style:style>
    <style:style style:name="T149"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150"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style:style style:name="T151" style:parent-style-name="Standaardalinea-lettertype" style:family="text">
      <style:text-properties style:font-name="Abadi Extra Light" style:font-name-complex="Calibri" fo:font-weight="bold" style:font-weight-asian="bold" style:font-weight-complex="bold" fo:font-size="12pt" style:font-size-asian="12pt" style:font-size-complex="12pt"/>
    </style:style>
  </office:automatic-styles>
  <office:body>
    <office:text text:use-soft-page-breaks="true">
      <text:p text:style-name="P1"><text:span text:style-name="T2"><text:tab/></text:span><text:span text:style-name="T3">Open Toets Harisan Nades</text:span><text:span text:style-name="T4"><text:s/>(531493)</text:span></text:p>
      <text:p text:style-name="Geenafstand"><text:span text:style-name="T5">Vraag 1: Zoek op wat geweldloze communicatie is en geef hier een korte beschrijving (30w).<text:s/></text:span><text:span text:style-name="T6"><text:line-break/></text:span><text:span text:style-name="T7">Geweldloze communicatie (GC) is ontwikkeld door een Amerikaanse psycholoog, genaamd: Marshall Rosenberg.<text:s/></text:span><text:span text:style-name="T8">Bij het geweldloze communicatie gaat het er om, om conflicten op te lossen en te voorkomen.<text:s/></text:span><text:span text:style-name="T9">Het is een taal van gelijkwaardigheid.</text:span></text:p>
      <text:p text:style-name="Geenafstand"><text:span text:style-name="T10"><text:line-break/></text:span><text:span text:style-name="T11">Vraag<text:s/></text:span><text:span text:style-name="T12">2: Beschrijf in een korte samenvatting wat scrum is, wat de onderdelen zijn, wat zijn de voor en nadelen, de scrum artifacts etc.</text:span><text:span text:style-name="T13"><text:line-break/></text:span><text:span text:style-name="T14">Scrum is een agile framework die gebruikt kan worden om in teamverband op een effectief manier te ontwikkelen. Scrum is in de wereld van IT al zeer vaak gebruikt. De rollen die gebruikt worden voor een scrum zijn:</text:span></text:p>
      <text:list text:style-name="LFO1" text:continue-numbering="true">
        <text:list-item>
          <text:p text:style-name="P15">Product Owner<text:line-break/>Dit is de persoon met de visie van het project. Een Product Owner vertaald de wens van de klant.</text:p>
        </text:list-item>
        <text:list-item>
          <text:p text:style-name="P16">Scrum Master<text:line-break/>Dit persoon houdt aan het begin van elke werkdag een Daily Scrum.</text:p>
        </text:list-item>
        <text:list-item>
          <text:p text:style-name="P17">Development Team<text:line-break/>Een team die bestaat uit 3 tot 9 personen die tijdens elke sprint op het einde een werkend product leveren.</text:p>
        </text:list-item>
      </text:list>
      <text:p text:style-name="P18"><text:line-break/>De voordelen van<text:s/>Scrum zijn:<text:s/></text:p>
      <text:list text:style-name="LFO1" text:continue-numbering="true">
        <text:list-item>
          <text:p text:style-name="P19">Een team die zichzelf bestuurd met een optimaal resultaat.</text:p>
        </text:list-item>
        <text:list-item>
          <text:p text:style-name="P20">Een sprint planning.</text:p>
        </text:list-item>
        <text:list-item>
          <text:p text:style-name="P21">Duidelijke communicatie &amp; Doeltreffend werken.</text:p>
        </text:list-item>
        <text:list-item>
          <text:p text:style-name="P22">Het project is altijd in ontwikkeling.</text:p>
        </text:list-item>
        <text:list-item>
          <text:p text:style-name="P23">Zorgt ervoor dat je enkel bouwt wat je nodig hebt.</text:p>
        </text:list-item>
      </text:list>
      <text:p text:style-name="P24"/>
      <text:p text:style-name="P25">De nadelen van Scrum zijn:</text:p>
      <text:list text:style-name="LFO1" text:continue-numbering="true">
        <text:list-item>
          <text:p text:style-name="P26">Als je geen Product Owner vindt met mandaat.<text:s/></text:p>
        </text:list-item>
        <text:list-item>
          <text:p text:style-name="P27">Als de Product Owner geen tijd kan maken voor Scrum.</text:p>
        </text:list-item>
        <text:list-item>
          <text:p text:style-name="P28">Als je project veel denkwerk nodig heeft.</text:p>
        </text:list-item>
        <text:list-item>
          <text:p text:style-name="P29">Als de kwaliteit van de teamleden te kort zijn.</text:p>
        </text:list-item>
        <text:list-item>
          <text:p text:style-name="P30">Als de opdrachtgever persoonlijk moeite heeft met het nemen van beslissingen.</text:p>
        </text:list-item>
      </text:list>
      <text:p text:style-name="P31"/>
      <text:p text:style-name="Geenafstand"><text:span text:style-name="T32">Vraag<text:s/></text:span><text:span text:style-name="T33">3</text:span><text:span text:style-name="T34">:<text:s/></text:span><text:span text:style-name="T35">Welke onderdelen heeft een Scrum bord?</text:span><text:span text:style-name="T36"><text:line-break/></text:span><text:span text:style-name="T37">Alle onderdelen die bij een Scrum bord horen:</text:span></text:p>
      <text:list text:style-name="LFO1" text:continue-numbering="true">
        <text:list-item>
          <text:p text:style-name="P38">De Product Backlog.</text:p>
        </text:list-item>
        <text:list-item>
          <text:p text:style-name="P39">Sprint Backlog</text:p>
        </text:list-item>
        <text:list-item>
          <text:p text:style-name="P40">To-Do</text:p>
        </text:list-item>
        <text:list-item>
          <text:p text:style-name="P41">Doing</text:p>
        </text:list-item>
        <text:list-item>
          <text:p text:style-name="P42">Done</text:p>
        </text:list-item>
      </text:list>
      <text:p text:style-name="P43"/>
      <text:p text:style-name="Geenafstand"><text:span text:style-name="T44">Vraag 4: Leg uit wat INVEST is en wat dat met scrum te maken heeft.</text:span><text:span text:style-name="T45"><text:line-break/></text:span><text:span text:style-name="T46">INVEST staat voor (Independent, Negotiable, Valuable, Estimable, Small &amp; Testable).</text:span><text:span text:style-name="T47"><text:line-break/>Dit heeft zeker te maken met Scrum. Aangezien je dat kan gebruiken bij user stories.<text:s/></text:span><text:span text:style-name="T48"><text:line-break/>Daar kan je zien of een User Stories toebehoort aan een van de INVEST onderdelen.</text:span></text:p>
      <text:p text:style-name="P49"/>
      <text:p text:style-name="P50"/>
      <text:p text:style-name="P51"/>
      <text:soft-page-break/>
      <text:p text:style-name="Geenafstand"><text:span text:style-name="T52">Vraag 5: Leg uit wat SMART is.</text:span><text:span text:style-name="T53"><text:line-break/></text:span><text:span text:style-name="T54">SMART staat voor (Specifiek, Meetbaar, Acceptabel, Realistisch &amp; Tijdgebonden).</text:span><text:span text:style-name="T55"><text:line-break/></text:span><text:span text:style-name="T56">SMART is een management. Het wordt gebruikt voor het eenvoudig en eenduidig opstellen van de doelstellingen.</text:span></text:p>
      <text:p text:style-name="P57"/>
      <text:p text:style-name="Geenafstand"><text:span text:style-name="T58">Vraag 6: Hoe formuleer ik een User Story en wat zijn de valkuilen hierbij?</text:span><text:span text:style-name="T59"><text:line-break/></text:span><text:span text:style-name="T60">Hoe je een User story moet formuleren is:</text:span><text:span text:style-name="T61"><text:line-break/>“Als (rol) wil ik (functionaliteit), zodat ik (reden).”</text:span><text:span text:style-name="T62"><text:line-break/></text:span><text:span text:style-name="T63"><text:line-break/></text:span><text:span text:style-name="T64">Vraag 7: Wat is een DDOS aanval?</text:span></text:p>
      <text:p text:style-name="Geenafstand"><text:span text:style-name="T65">Distributed Denial Of Service aanval (DDOS aanval) zijn pogingen om</text:span><text:span text:style-name="T66"><text:s/>een computer of dienst niet bereikbaar te maken voor de betreffende personen.</text:span><text:span text:style-name="T67"><text:line-break/></text:span></text:p>
      <text:p text:style-name="P68">Vraag 8: Wat is UTF-8 en wat heb ik eraan?</text:p>
      <text:p text:style-name="P69">UTF-8 is een manier om tekens op te slaan van bytes. Ook wel Unicode/ISO 10646 genoemd.<text:line-break/>Dus je kan er tekens mee op slaan van bytes.<text:s/></text:p>
      <text:p text:style-name="P70"/>
      <text:p text:style-name="P71">Vraag 9: Ga voor de volgende user stories na of deze goede user stories zijn voor Scrum?</text:p>
      <text:p text:style-name="P72">Die volgens mij goed zijn is:</text:p>
      <text:list text:style-name="LFO1" text:continue-numbering="true">
        <text:list-item>
          <text:p text:style-name="P73">Als koper wil ik de specificaties van een product kunnen bekijken, zodat ik weet wat ik ga kopen.</text:p>
        </text:list-item>
        <text:list-item>
          <text:p text:style-name="P74">Als koper wil ik weten wat anderen van het product vinden, zodat ik mijn mening op dat van een andere kan baseren.</text:p>
        </text:list-item>
      </text:list>
      <text:p text:style-name="P75"/>
      <text:p text:style-name="P76">Die volgens mij fout is:</text:p>
      <text:list text:style-name="LFO1" text:continue-numbering="true">
        <text:list-item>
          <text:p text:style-name="P77">Als aanstaande koper wil ik weten of de website goedgekeurd is, zodat ik kan kijken of de website betrouwbaar is.</text:p>
        </text:list-item>
      </text:list>
      <text:p text:style-name="P78"/>
      <text:p text:style-name="P79">Vraag 10: Wat zijn de vijf soorten teams die wij volgens het boek Tribal Leadership kunnen onderscheiden en waarom is dit van belang?</text:p>
      <text:p text:style-name="P80">De vijf soorten teams:</text:p>
      <text:list text:style-name="LFO1" text:continue-numbering="true">
        <text:list-item>
          <text:p text:style-name="P81">Stage one (2%) : “Life Sucks!”</text:p>
        </text:list-item>
        <text:list-item>
          <text:p text:style-name="P82">Stage two (25%): “My life sucks!”</text:p>
        </text:list-item>
        <text:list-item>
          <text:p text:style-name="P83">Stage three (49%):<text:s/>“I`m great! (and they`re not)”</text:p>
        </text:list-item>
        <text:list-item>
          <text:p text:style-name="P84">Stage four (22%): “We`re great! (and you`re not)”</text:p>
        </text:list-item>
        <text:list-item>
          <text:p text:style-name="P85">Stage five (2%):<text:s/>”Life<text:s/>is great!”</text:p>
        </text:list-item>
      </text:list>
      <text:p text:style-name="P86"/>
      <text:p text:style-name="P87">Dit wordt gebruikt<text:s/>om te kijken<text:s/>in welke fase u of uw team is.</text:p>
      <text:p text:style-name="P88"/>
      <text:p text:style-name="Geenafstand"><text:span text:style-name="T89">Vraag 11: Ik beloof bij deze plechtig een passwordmanager te gaan gebruiken en hier nooit meer van af te wijken:<text:s/></text:span><text:span text:style-name="T90">Ja!</text:span></text:p>
      <text:p text:style-name="P91"/>
      <text:p text:style-name="P92">Vraag 12: Wat is een SP network?</text:p>
      <text:p text:style-name="P93">Substitution-Permutation network is een reeks gekoppelde wiskundige bewerkingen die worden gebruikt in blokcijferalgoritmen zoals:<text:s/></text:p>
      <text:list text:style-name="LFO1" text:continue-numbering="true">
        <text:list-item>
          <text:p text:style-name="P94">AES</text:p>
        </text:list-item>
        <text:list-item>
          <text:p text:style-name="P95">3-Way</text:p>
        </text:list-item>
        <text:list-item>
          <text:p text:style-name="P96">Kalyna</text:p>
        </text:list-item>
        <text:list-item>
          <text:p text:style-name="P97">PRESENT <text:s/></text:p>
        </text:list-item>
        <text:list-item>
          <text:p text:style-name="P98">SAFER</text:p>
        </text:list-item>
      </text:list>
      <text:soft-page-break/>
      <text:p text:style-name="P99">Vraag 13: Wat zijn de waarden die wij hebben bepaald voor ons als klas?</text:p>
      <text:p text:style-name="P100">De waarden die wij als klas hebben bepaald zijn:</text:p>
      <text:list text:style-name="LFO1" text:continue-numbering="true">
        <text:list-item>
          <text:p text:style-name="P101">Behandel elkaar met respect!</text:p>
        </text:list-item>
        <text:list-item>
          <text:p text:style-name="P102">Laat mensen uitpraten!</text:p>
        </text:list-item>
        <text:list-item>
          <text:p text:style-name="P103">Je mag max 10 min te laat komen!</text:p>
        </text:list-item>
        <text:list-item>
          <text:p text:style-name="P104">Niet op je mobiel!</text:p>
        </text:list-item>
      </text:list>
      <text:p text:style-name="P105"/>
      <text:p text:style-name="P106">Vraag 14:<text:s/>Wat is de waterval methode, en hoe verschilt deze van de SCRUM methode?</text:p>
      <text:p text:style-name="P107">Waterval methode kan je meer documenteren noemen volgens Wikipedia. Je documenteert wat jouw eindresultaat gaat worden. SCRUM<text:s/>gebruik je meer User stories die je later als eindresultaat gaat bouwen.</text:p>
      <text:p text:style-name="P108"/>
      <text:p text:style-name="P109">Vraag 15: Maak een SWOT analyse van deze toets.</text:p>
      <text:p text:style-name="P110">Sterktes:</text:p>
      <text:list text:style-name="LFO1" text:continue-numbering="true">
        <text:list-item>
          <text:p text:style-name="P111">Veel kennis<text:s/>als je een goed cijfer haalt.</text:p>
        </text:list-item>
      </text:list>
      <text:p text:style-name="P112"/>
      <text:p text:style-name="P113">Zwaktes:</text:p>
      <text:list text:style-name="LFO1" text:continue-numbering="true">
        <text:list-item>
          <text:p text:style-name="P114">Slechte kennis.</text:p>
        </text:list-item>
        <text:list-item>
          <text:p text:style-name="P115">Laag cijfer.</text:p>
        </text:list-item>
      </text:list>
      <text:p text:style-name="P116"/>
      <text:p text:style-name="P117">Kansen:</text:p>
      <text:list text:style-name="LFO1" text:continue-numbering="true">
        <text:list-item>
          <text:p text:style-name="P118">Slechte/Goede cijfer.</text:p>
        </text:list-item>
      </text:list>
      <text:p text:style-name="P119"/>
      <text:p text:style-name="P120">Bedreigingen:<text:s/></text:p>
      <text:list text:style-name="LFO1" text:continue-numbering="true">
        <text:list-item>
          <text:p text:style-name="P121">Te weinig kennis voor deze toets.</text:p>
        </text:list-item>
      </text:list>
      <text:p text:style-name="P122"/>
      <text:p text:style-name="P123">Vraag 16: Wat is de Moscow methode?</text:p>
      <text:p text:style-name="P124">MoSCoW-methode is een wijze van prioriteiten stellen in onder meer de software engineering.<text:line-break/>De categorieën zijn:<text:s/></text:p>
      <text:list text:style-name="LFO1" text:continue-numbering="true">
        <text:list-item>
          <text:p text:style-name="P125">Must have:<text:s/>Vereist om te kunnen spreken van een werkbaar product.</text:p>
        </text:list-item>
        <text:list-item>
          <text:p text:style-name="P126">Should have: Hoge prioriteit, maar niet vereist voor een bruikbaar product.</text:p>
        </text:list-item>
        <text:list-item>
          <text:p text:style-name="P127">Could have: Optie die alleen wordt meegenomen als er tijd over is.</text:p>
        </text:list-item>
        <text:list-item>
          <text:p text:style-name="P128">Would have: Geen<text:s/>prioriteit, kan eventueel in de toekomst opnieuw worden overwogen (ook wel: won`t-have).<text:s/></text:p>
        </text:list-item>
      </text:list>
      <text:p text:style-name="P129"/>
      <text:p text:style-name="P130">Vraag 17: Formuleer 3 user stories voor jou als thuiswerker/student je productiviteit verhogen.</text:p>
      <text:p text:style-name="P131">De volgende 3 user stories zijn:<text:s/></text:p>
      <text:list text:style-name="LFO1" text:continue-numbering="true">
        <text:list-item>
          <text:p text:style-name="P132">Als student wil ik niet gestoord worden, zodat ik beter mijn huiswerk kan maken.<text:s/></text:p>
        </text:list-item>
        <text:list-item>
          <text:p text:style-name="P133">Als student wil ik betere/meer uitleg krijgen van docenten, zodat ik makkelijker het huiswerk kan maken.</text:p>
        </text:list-item>
        <text:list-item>
          <text:p text:style-name="P134">Als student wil ik minder huiswerk, zodat ik meer gefocust kan zijn op mijn andere huiswerk.</text:p>
        </text:list-item>
      </text:list>
      <text:p text:style-name="P135"/>
      <text:p text:style-name="P136"/>
      <text:p text:style-name="P137"/>
      <text:p text:style-name="P138"/>
      <text:p text:style-name="P139"/>
      <text:p text:style-name="P140"/>
      <text:p text:style-name="P141"/>
      <text:soft-page-break/>
      <text:p text:style-name="P142">Vraag 18: Formuleer 3 user stories voor u als docent die het doel hebben het thuisstuderen te verbeteren.</text:p>
      <text:p text:style-name="P143">De volgende 3 user stories zijn:</text:p>
      <text:list text:style-name="LFO1" text:continue-numbering="true">
        <text:list-item>
          <text:p text:style-name="P144">Als docent wil ik meer tijd voor mijn studenten kunnen regelen, zodat ik hun beter kan helpen met hun problemen.</text:p>
        </text:list-item>
        <text:list-item>
          <text:p text:style-name="P145">Als docent wil ik goed communiceren over het huiswerk, zodat mijn studenten geen mond vol tanden staan.</text:p>
        </text:list-item>
        <text:list-item>
          <text:p text:style-name="P146">Als docent wil ik meer opdrachten in groepen, zodat studenten van elkaar kunnen leren.</text:p>
        </text:list-item>
      </text:list>
      <text:p text:style-name="P147"/>
      <text:p text:style-name="P148">Vraag 19: Waar bestaat de Sprint Zero uit?</text:p>
      <text:p text:style-name="Geenafstand"><text:span text:style-name="T149">Dit is de eerste sprint.<text:s/></text:span><text:span text:style-name="T150">Sprint Zero wordt gebruikt voor alle voorbereidingen van het project.<text:s/></text:span><text:span text:style-name="T151"><text:line-break/>Daar bereid je de documentatie, afspraken &amp; de omgev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badi Extra Light" svg:font-family="Abadi Extra Light"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badi Extra Light" style:font-name-asian="Calibri"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badi Extra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risan Nades</meta:initial-creator>
    <dc:creator>Harisan Nades</dc:creator>
    <meta:creation-date>2020-04-16T19:21:00Z</meta:creation-date>
    <dc:date>2020-04-16T19:21:00Z</dc:date>
    <meta:template xlink:href="Normal" xlink:type="simple"/>
    <meta:editing-cycles>2</meta:editing-cycles>
    <meta:editing-duration>PT0S</meta:editing-duration>
    <meta:document-statistic meta:page-count="4" meta:paragraph-count="12" meta:word-count="962" meta:character-count="6247" meta:row-count="44" meta:non-whitespace-character-count="5297"/>
  </office:meta>
</office:document-meta>
</file>